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hy" fo:country="AM" officeooo:rsid="0002aa85" officeooo:paragraph-rsid="0002aa85"/>
    </style:style>
    <style:style style:name="P2" style:family="paragraph" style:parent-style-name="Standard">
      <style:text-properties fo:language="hy" fo:country="AM" officeooo:rsid="00032cdd" officeooo:paragraph-rsid="00032cdd"/>
    </style:style>
    <style:style style:name="P3" style:family="paragraph" style:parent-style-name="Standard">
      <style:text-properties fo:language="en" fo:country="US" officeooo:rsid="0002aa85" officeooo:paragraph-rsid="0002aa85"/>
    </style:style>
    <style:style style:name="P4" style:family="paragraph" style:parent-style-name="Standard">
      <style:text-properties fo:language="en" fo:country="US" officeooo:rsid="00032cdd" officeooo:paragraph-rsid="00032cdd"/>
    </style:style>
    <style:style style:name="P5" style:family="paragraph" style:parent-style-name="Standard">
      <style:text-properties fo:color="#c9211e" loext:opacity="100%" fo:language="en" fo:country="US" officeooo:rsid="0002aa85" officeooo:paragraph-rsid="0002aa8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c7f8"/>
    </style:style>
    <style:style style:name="T3" style:family="text">
      <style:text-properties officeooo:rsid="00066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Ծանոթացում<text:span text:style-name="T1"> </text:span><text:span text:style-name="T2">C++</text:span><text:span text:style-name="T1"> </text:span>հիմնական ֆունդամենտալ պռոցեսի հետ․</text:p>
      <text:p text:style-name="P1"/>
      <text:p text:style-name="P5">#include &lt;iostream.h&gt;</text:p>
      <text:p text:style-name="P3"/>
      <text:p text:style-name="P5">int main()</text:p>
      <text:p text:style-name="P5">{<text:line-break/><text:tab/>Cout&lt;&lt;””text input””&lt;&lt;endl;</text:p>
      <text:p text:style-name="P5"><text:tab/><text:tab/>return 0;<text:line-break/>}</text:p>
      <text:p text:style-name="P5"/>
      <text:p text:style-name="P3"/>
      <text:p text:style-name="P3">Compile → Execute file/ exe</text:p>
      <text:p text:style-name="P3"/>
      <text:p text:style-name="P3">Machine Language example. 00100101010010100101010100101010101</text:p>
      <text:p text:style-name="P3"/>
      <text:p text:style-name="P3">OS<text:line-break/><text:line-break/>Windows</text:p>
      <text:p text:style-name="P3">Linux</text:p>
      <text:p text:style-name="P3">MacOS</text:p>
      <text:p text:style-name="P3">IOS</text:p>
      <text:p text:style-name="P3">Android</text:p>
      <text:p text:style-name="P3"/>
      <text:p text:style-name="P4">^ Operation systems.</text:p>
      <text:p text:style-name="P4"/>
      <text:p text:style-name="P4"/>
      <text:p text:style-name="P4"/>
      <text:p text:style-name="P2">Ամենա արագ ց<text:span text:style-name="T3">ր</text:span>ագրա<text:span text:style-name="T3">վ</text:span>որման լեզուն դա <text:span text:style-name="T1">Aseembler, </text:span>ամենա դանդաղը մարդուն ավելի մոտիկ լեզուներ որինակ <text:span text:style-name="T1">Python, JS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11:58:05.919000000</meta:creation-date>
    <dc:date>2023-09-15T12:08:57.312000000</dc:date>
    <meta:editing-duration>PT10M51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4" meta:word-count="49" meta:character-count="367" meta:non-whitespace-character-count="328"/>
  </office:meta>
</office:document-meta>
</file>